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n discard: <text:s/>2 drowned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m Brea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nnate, Retain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Reckless Thru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toplay on random targ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ercing Thr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tal: Draw 1, Energy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iscarded a card this turn, 1 vuln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Broadside Sla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the enemy is embedded, 1 wea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Kickba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gged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mbed: <text:s/>no eff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 drowned</text:p>
          </table:table-cell>
          <table:table-cell office:value-type="string" calcext:value-type="string">
            <text:p>5, 1</text:p>
          </table:table-cell>
          <table:table-cell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3 damage a turn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plus</text:p>
          </table:table-cell>
          <table:table-cell table:number-columns-repeated="2"/>
          <table:table-cell office:value-type="string" calcext:value-type="string">
            <text:p>8 base damage per enemy, targets lowest h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4, 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drowned</text:p>
          </table:table-cell>
          <table:table-cell office:value-type="string" calcext:value-type="string">
            <text:p>1, 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tle D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lus</text:p>
          </table:table-cell>
          <table:table-cell table:number-columns-repeated="3"/>
          <table:table-cell office:value-type="string" calcext:value-type="string">
            <text:p>6 block per enem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ne energy next tu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n discard: <text:s/>7 bl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am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 discard: <text:s/>10 damage random enem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Next turn, draw a card and gain an energ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0 bonus damage per enemy killed this combat</text:p>
          </table:table-cell>
          <table:table-cell office:value-type="string" calcext:value-type="string">
            <text:p>3, 3</text:p>
          </table:table-cell>
          <table:table-cell/>
        </table:table-row>
        <table:table-row table:style-name="ro1">
          <table:table-cell office:value-type="string" calcext:value-type="string">
            <text:p>Bowling Sho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vuln to target, 2 weak to others</text:p>
          </table:table-cell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?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nisher: <text:s/>5 block per shard. <text:s/>Gain blur</text:p>
          </table:table-cell>
          <table:table-cell office:value-type="string" calcext:value-type="string">
            <text:p>3, 2</text:p>
          </table:table-cell>
          <table:table-cell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inisher: <text:s/>Inflict 2 drowned per shard</text:p>
          </table:table-cell>
          <table:table-cell office:value-type="string" calcext:value-type="string">
            <text:p>6, 0</text:p>
          </table:table-cell>
          <table:table-cell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inisher: <text:s/>Hits once per shard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ick Stab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/1</text:p>
          </table:table-cell>
          <table:table-cell/>
          <table:table-cell office:value-type="string" calcext:value-type="string">
            <text:p>If enemy has hobble, gain 1 energy and draw a c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?</text:p>
          </table:table-cell>
          <table:table-cell/>
          <table:table-cell office:value-type="string" calcext:value-type="string">
            <text:p>Draw a card for each debuff on the targ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Striking this enemy grants 3 bloc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mbed: <text:s/>5 damage on discard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Takes 5 damage when receiving a debuff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Quick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Draw a card when you embed this en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ork?</text:p>
          </table:table-cell>
        </table:table-row>
        <table:table-row table:style-name="ro1">
          <table:table-cell office:value-type="string" calcext:value-type="string">
            <text:p>Wil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Enemy gains a random debuff at start of tur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tain</text:p>
          </table:table-cell>
          <table:table-cell office:value-type="string" calcext:value-type="string">
            <text:p>Recode</text:p>
          </table:table-cell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4 drowned to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flicts 2 drowned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1 hobble</text:p>
          </table:table-cell>
          <table:table-cell office:value-type="string" calcext:value-type="string">
            <text:p>6, 0</text:p>
          </table:table-cell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Quick Do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 text:c="2"/>2d</text:p>
          </table:table-cell>
          <table:table-cell/>
          <table:table-cell office:value-type="string" calcext:value-type="string">
            <text:p>1 energy next turn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Streamlin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xt sigil you discard this turn takes effect tw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g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pply 2 weak, vuln</text:p>
          </table:table-cell>
          <table:table-cell office:value-type="string" calcext:value-type="string">
            <text:p>1 hobble</text:p>
          </table:table-cell>
          <table:table-cell/>
        </table:table-row>
        <table:table-row table:style-name="ro1">
          <table:table-cell office:value-type="string" calcext:value-type="string">
            <text:p>Fl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3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Ic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hobble to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weak, high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vulnerable, low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in 3 block on disc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 shar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in 4 block on shard pl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st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irst time you apply a debuff each turn, draw a card.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Exploit Weaknes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8 vigor whenever you apply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lash Stab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1 streamline for each attack played this tu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n only target enemies with at least 3 debuff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nisher: <text:s/>5 damage per shard, <text:s/>debuff times. <text:s/>Remove all debuff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ork</text:p>
          </table:table-cell>
        </table:table-row>
        <table:table-row table:style-name="ro1">
          <table:table-cell office:value-type="string" calcext:value-type="string">
            <text:p>Power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Counts as 3 shards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We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mbed: <text:s/>Enemy gains 3 drowned each turn</text:p>
          </table:table-cell>
          <table:table-cell office:value-type="string" calcext:value-type="string">
            <text:p>3, 1</text:p>
          </table:table-cell>
          <table:table-cell/>
        </table:table-row>
        <table:table-row table:style-name="ro1">
          <table:table-cell office:value-type="string" calcext:value-type="string">
            <text:p>Pur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bed: <text:s/>Shard effects are doubled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energy. <text:s/>Increase cost by 1 this combat.</text:p>
          </table:table-cell>
          <table:table-cell office:value-type="string" calcext:value-type="string">
            <text:p>1 draw/energy</text:p>
          </table:table-cell>
          <table:table-cell/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shackle for each embed</text:p>
          </table:table-cell>
          <table:table-cell office:value-type="string" calcext:value-type="string">
            <text:p>+2 shackle</text:p>
          </table:table-cell>
          <table:table-cell office:value-type="string" calcext:value-type="string">
            <text:p>Rework</text:p>
          </table:table-cell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qua Be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7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Vuln/weak/hobble/drowned on all enemies increased by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damage for every sigil discarded this comb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Finisher: Hits for shard*sigilCount damage, all enemies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 first time each turn you discard a card, draw a card</text:p>
          </table:table-cell>
          <table:table-cell office:value-type="string" calcext:value-type="string">
            <text:p>Innate</text:p>
          </table:table-cell>
          <table:table-cell office:value-type="string" calcext:value-type="string">
            <text:p>Rework?</text:p>
          </table:table-cell>
        </table:table-row>
        <table:table-row table:style-name="ro1">
          <table:table-cell office:value-type="string" calcext:value-type="string">
            <text:p>Ice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e first time each turn you embed, gain an energy</text:p>
          </table:table-cell>
          <table:table-cell office:value-type="string" calcext:value-type="string">
            <text:p>0 cost</text:p>
          </table:table-cell>
          <table:table-cell office:value-type="string" calcext:value-type="string">
            <text:p>Recode</text:p>
          </table:table-cell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On discard effects happen on draw as well</text:p>
          </table:table-cell>
          <table:table-cell office:value-type="string" calcext:value-type="string">
            <text:p>2 cos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qua Sigi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Gain 1 energy. <text:s/>Draw 2 cards.</text:p>
          </table:table-cell>
          <table:table-cell office:value-type="string" calcext:value-type="string">
            <text:p>1 d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8:19:07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4-21T21:31:46.324000000</dc:date>
    <meta:editing-duration>P1DT7H11M21S</meta:editing-duration>
    <meta:editing-cycles>287</meta:editing-cycles>
    <meta:document-statistic meta:table-count="1" meta:cell-count="529" meta:object-count="0"/>
  </office:meta>
</office:document-meta>
</file>